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rrayEventListenerIterator.nextEvent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rrayEventListenerIterator.ArrayEventListenerIterator( EventListener [ ] listen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